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3"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6"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7"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8"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5pt" fo:font-style="normal" style:text-underline-style="none" fo:font-weight="bold" style:font-name-asian="Times New Roman1" style:font-size-asian="11.5pt" style:font-style-asian="normal" style:font-weight-asian="bold" style:font-name-complex="Times New Roman1" style:font-size-complex="11.5pt" style:font-style-complex="normal" style:font-weight-complex="bold"/>
    </style:style>
    <style:style style:name="P9" style:family="paragraph" style:parent-style-name="Heading_20_2"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fo:font-style="normal" style:text-underline-style="none" fo:font-weight="bold" style:font-name-asian="Times New Roman1" style:font-size-asian="11.5pt" style:font-style-asian="normal" style:font-weight-asian="bold" style:font-name-complex="Times New Roman1" style:font-size-complex="11.5pt" style:font-style-complex="normal" style:font-weight-complex="bold"/>
    </style:style>
    <style:style style:name="P10"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11" style:family="paragraph" style:parent-style-name="Default">
      <style:paragraph-properties fo:text-align="center" style:justify-single-word="false"/>
    </style:style>
    <style:style style:name="P12" style:family="paragraph" style:parent-style-name="Default">
      <style:paragraph-properties fo:text-align="center" style:justify-single-word="false"/>
      <style:text-properties fo:font-weight="normal" style:font-weight-asian="normal" style:font-weight-complex="normal"/>
    </style:style>
    <style:style style:name="P13" style:family="paragraph" style:parent-style-name="Default">
      <style:paragraph-properties fo:text-align="center" style:justify-single-word="false"/>
      <style:text-properties fo:font-weight="bold" style:font-weight-asian="bold" style:font-weight-complex="bold"/>
    </style:style>
    <style:style style:name="P14" style:family="paragraph" style:parent-style-name="Heading_20_3"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T1" style:family="text">
      <style:text-properties fo:color="#000000" style:font-name="Times New Roman1" fo:font-size="11.5pt" style:font-name-asian="Times New Roman1" style:font-size-asian="11.5pt" style:font-name-complex="Times New Roman1" style:font-size-complex="11.5pt"/>
    </style:style>
    <style:style style:name="T2" style:family="text">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T3"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4"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5"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6"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7" style:family="text">
      <style:text-properties fo:font-size="10pt" style:font-size-asian="10pt" style:font-size-complex="10pt"/>
    </style:style>
    <style:style style:name="T8"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5</text:p>
      <text:p text:style-name="P13">Here there be Dragons</text:p>
      <text:p text:style-name="P13">Hier gibt es Drachen</text:p>
      <text:p text:style-name="P12">(für die Bösen)</text:p>
      <text:p text:style-name="P11"><text:span text:style-name="T1"/></text:p>
      <text:p text:style-name="P2">Du schaust auf das Kinderbild, das Du auf dem Flur findest. Deine Finger berühren das Bild des feuerspeienden Drachen. „Ich wünschte, ich hätte einen Drachen“ grübelst Du. Unglaublicherweise bricht die Eingangstür auf und ein riesiger Drache bricht herein, tobend und feuerspeiend. Du mußt träumen. Du lächelst. Das sind die Art von Träumen die Du liebst. An ihrer Reaktion erkennst Du, daß Deine Begleiter immer noch ungläubig auf das schauen, was sie sehen. Gereizt entscheidest Du, daß der Traum noch ein bißchen andauern soll. </text:p>
      <text:p text:style-name="P2">Der beste Weg dazu ist der, die Ungläubigen wegzuschaffen. „Friß sie, Drache, friß sie alle!“. </text:p>
      <text:p text:style-name="P2"><text:span text:style-name="T3"/></text:p>
      <text:h text:style-name="P7" text:outline-level="2">Startbedingungen </text:h>
      <text:p text:style-name="P3">Dein Charakter verbleibt im Spiel und wird zum Verräter. </text:p>
      <text:p text:style-name="P3">Setze den runden Drachen-Marker in die Eingangshalle. </text:p>
      <text:p text:style-name="P3">Lege den sechseckigen Schild/Shield-Marker in den Chasm- oder den Crypt-Raum. </text:p>
      <text:p text:style-name="P3">Legen einen anders Nummerierten sechseckigen Antike Rüstung/ Antique Armor-Marker in die Katakomben/Catacombs oder des unterirdischen Sees/ Underground Lake. </text:p>
      <text:p text:style-name="P3">Wenn diese Räume fehlen lege die Gegenstände in den Raum, wo der Spuk begann.. </text:p>
      <text:p text:style-name="P3">Lege die Runden/Schadensleiste neben das Spielfeld aber markiere noch nichts. </text:p>
      <text:p text:style-name="P3">Du brauchst diese Leiste um Schäden zu vermerken. </text:p>
      <text:h text:style-name="P7" text:outline-level="2"/>
      <text:h text:style-name="P7" text:outline-level="2">Was Du über die Helden weißt </text:h>
      <text:p text:style-name="P3">Sie versuchen, den Drachen zu töten.</text:p>
      <text:p text:style-name="P5"/>
      <text:p text:style-name="P5">Du gewinnst wenn ... </text:p>
      <text:p text:style-name="P3">entweder alle Helden tot sind. </text:p>
      <text:h text:style-name="P8" text:outline-level="2"/>
      <text:h text:style-name="P9" text:outline-level="2">Der Drache </text:h>
      <text:h text:style-name="P14" text:outline-level="3">Geschwindigkeit = 3 Macht = 8 Gesundheit = 6</text:h>
      <text:p text:style-name="P3"/>
      <text:p text:style-name="P3">Benutze die Schadensleiste um zu markieren, wieviel Schaden die Helden dem Drachen angetan haben. Wenn der Wert der Schäden der Anzahl an Spielern entspricht, ist der Drache tot. Der Schaden beinflusst nicht seine Attribute.</text:p>
      <text:p text:style-name="P3">Der Drache ist imun gegen Geschwindigkeits-Attacken(Revolver, Dynamit....).Er kann nur mit Gesundheits-Angriffen von dem Ring-Besitzer schaden nehmen.</text:p>
      <text:h text:style-name="P10" text:outline-level="2"><text:span text:style-name="T7"/></text:h>
      <text:h text:style-name="P7" text:outline-level="2">Spezielle Angriffs-Regeln </text:h>
      <text:p text:style-name="P3">Der Drachen kann in seiner Runde 2x angreifen: </text:p>
      <text:p text:style-name="P3">durch Feuer-Spucken und durch Beißen. </text:p>
      <text:p text:style-name="P3">Er muß nicht beide machen, wenn er es tut ist die Reihenfolge egal. </text:p>
      <text:p text:style-name="P3"/>
      <text:p text:style-name="P3">Feuer-Spucken: Jeder Forscher (incl. Dir) im gleichen oder benachbarten (Tür-verbunden) Raum des Drachens (wenn er Feuer spuckt) muß einen erfolgreichen Geschwindigkeits-Wurf ausführen: </text:p>
      <text:p text:style-name="P6">Im gleichen Raum: </text:p>
      <text:p text:style-name="P4"><text:span text:style-name="T8">4+</text:span> Kein Schaden</text:p>
      <text:p text:style-name="P4"><text:span text:style-name="T8">0 bis 3</text:span> physischer Schaden von 4 Würfeln. </text:p>
      <text:p text:style-name="P4"/>
      <text:p text:style-name="P6">Im benachbarten Raum: </text:p>
      <text:p text:style-name="P4"><text:span text:style-name="T8">4+</text:span> Kein Schaden</text:p>
      <text:p text:style-name="P4"><text:span text:style-name="T8">0 bis 3</text:span> physischen Schaden von 2 Würfeln. </text:p>
      <text:p text:style-name="P4"/>
      <text:p text:style-name="P6">Beißen: Dies ist ein Macht Angriff </text:p>
      <text:p text:style-name="P4"><text:span text:style-name="T8">Zähigkeit:</text:span> </text:p>
      <text:p text:style-name="P4">Wann immer ein Drache besiegt wurde erhält er <text:span text:style-name="T8">2</text:span> Schaden von der Summe abgezogen. </text:p>
      <text:p text:style-name="P4">Der Revolver kann ihm nichts anhaben. </text:p>
      <text:p text:style-name="P1"><text:span text:style-name="T5"/></text:p>
      <text:p text:style-name="P1"><text:span text:style-name="T5">Wenn Du gewinnst </text:span><text:span text:style-name="T6">... </text:span></text:p>
      <text:p text:style-name="P1"><text:span text:style-name="T6">Du fühlst Dich zuerst ein bißchen schlecht, als der Drache Deinen ersten Freund frißt, all das Blut und die austretenden Innereien. Und Du fühlst Dich auch nicht besser als der Drache einen Deiner anderen Freunde in eine menschliche Fackel verwandelt, wie sie schreien und sich krümmen. </text:span></text:p>
      <text:p text:style-name="P1"><text:span text:style-name="T6">Gut, daß alles nur ein Traum ist.... Od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5T12:22:02.72</meta:creation-date>
    <meta:document-statistic meta:table-count="0" meta:image-count="0" meta:object-count="0" meta:page-count="1" meta:paragraph-count="40" meta:word-count="435" meta:character-count="2836"/>
    <dc:date>2015-02-15T12:39:05.49</dc:date>
    <meta:editing-duration>PT12S</meta:editing-duration>
    <meta:editing-cycles>1</meta:editing-cycles>
    <meta:generator>OpenOffice.org/3.3$Win32 OpenOffice.org_project/330m20$Build-9567</meta:generator>
  </office:meta>
</office:document-meta>
</file>